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pytał Pan o świcie nad jeziorem</text:span><text:span text:style-name="T1"><text:line-break/></text:span><text:span text:style-name="T1">Rybaków, którzy zarzucali sieci.</text:span><text:span text:style-name="T1"><text:line-break/></text:span><text:span text:style-name="T1">Z jakim połowem</text:span><text:span text:style-name="T1"><text:line-break/></text:span><text:span text:style-name="T1">wracacie do domu</text:span><text:span text:style-name="T1"><text:line-break/></text:span><text:span text:style-name="T1">Po pracy na łodzi tej noc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k, tak Panie,</text:span><text:span text:style-name="T1"><text:line-break/></text:span><text:span text:style-name="T1">Ty wiesz że Cię kocham.</text:span><text:span text:style-name="T1"><text:line-break/></text:span><text:span text:style-name="T1">Tak, tak Panie,</text:span><text:span text:style-name="T1"><text:line-break/></text:span><text:span text:style-name="T1">przecież Ty to wie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7T17:12:39</meta:creation-date>
    <dc:date>2016-07-18T22:43:59.994000000</dc:date>
    <dc:language>pl-PL</dc:language>
    <meta:editing-cycles>23</meta:editing-cycles>
    <meta:editing-duration>PT1H31M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